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2.A" style:family="table-column">
      <style:table-column-properties style:column-width="1.252cm" style:rel-column-width="710*"/>
    </style:style>
    <style:style style:name="Table2.B" style:family="table-column">
      <style:table-column-properties style:column-width="2.327cm" style:rel-column-width="1319*"/>
    </style:style>
    <style:style style:name="Table2.C" style:family="table-column">
      <style:table-column-properties style:column-width="7.438cm" style:rel-column-width="4217*"/>
    </style:style>
    <style:style style:name="Table2.D" style:family="table-column">
      <style:table-column-properties style:column-width="4.729cm" style:rel-column-width="2681*"/>
    </style:style>
    <style:style style:name="Table2.E" style:family="table-column">
      <style:table-column-properties style:column-width="1.254cm" style:rel-column-width="711*"/>
    </style:style>
    <style:style style:name="Table2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2.E1" style:family="table-cell">
      <style:table-cell-properties fo:background-color="#eeeeee" fo:padding="0.097cm" fo:border="0.05pt solid #b2b2b2">
        <style:background-image/>
      </style:table-cell-properties>
    </style:style>
    <style:style style:name="Table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2.E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1766a" officeooo:paragraph-rsid="0032b8e9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2b8e9" officeooo:paragraph-rsid="0032b8e9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Header">
      <style:text-properties fo:language="de" fo:country="DE"/>
    </style:style>
    <style:style style:name="P9" style:family="paragraph" style:parent-style-name="Standard">
      <style:text-properties officeooo:paragraph-rsid="0032b8e9"/>
    </style:style>
    <style:style style:name="P10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539159" officeooo:paragraph-rsid="00539159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1fac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ART</text:p>
          </table:table-cell>
          <table:table-cell table:style-name="Table2.A1" office:value-type="string">
            <text:p text:style-name="P7">DATUM</text:p>
          </table:table-cell>
          <table:table-cell table:style-name="Table2.A1" office:value-type="string">
            <text:p text:style-name="P7">THEMA</text:p>
          </table:table-cell>
          <table:table-cell table:style-name="Table2.A1" office:value-type="string">
            <text:p text:style-name="P7">BEMERKUNG</text:p>
          </table:table-cell>
          <table:table-cell table:style-name="Table2.E1" office:value-type="string">
            <text:p text:style-name="P7">SEITE</text:p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B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539159" officeooo:paragraph-rsid="00539159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Header">
      <style:text-properties fo:language="de" fo:country="DE"/>
    </style:style>
    <style:style style:name="MT1" style:family="text">
      <style:text-properties officeooo:rsid="001facb0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56C</text:p>
            </table:table-cell>
            <table:table-cell table:style-name="contactinfo.B1" table:number-rows-spanned="2" office:value-type="string">
              <text:p text:style-name="MP2">INDEX</text:p>
              <text:p text:style-name="MP3">ARBEITSBLÄTTER</text:p>
            </table:table-cell>
            <table:table-cell table:style-name="contactinfo.C1" office:value-type="string">
              <text:p text:style-name="MP4">AS</text:p>
            </table:table-cell>
          </table:table-row>
          <table:table-row>
            <table:table-cell table:style-name="contactinfo.A2" office:value-type="string">
              <text:p text:style-name="MP5"><text:span text:style-name="MT1">ZEEB, CHARLOTTE</text:span> </text:p>
            </table:table-cell>
            <table:covered-table-cell/>
            <table:table-cell table:style-name="contactinfo.C2" office:value-type="string">
              <text:p text:style-name="MP6">1. SEMESTER</text:p>
            </table:table-cell>
          </table:table-row>
        </table:table>
        <text:p text:style-name="MP7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20:36:35.569745086</meta:creation-date>
    <meta:editing-duration>PT2H3M23S</meta:editing-duration>
    <meta:editing-cycles>47</meta:editing-cycles>
    <meta:generator>LibreOffice/5.0.3.2$Linux_X86_64 LibreOffice_project/00m0$Build-2</meta:generator>
    <dc:title>Bewerbungsschreiben</dc:title>
    <dc:date>2015-11-09T17:01:16.964222179</dc:date>
    <meta:document-statistic meta:table-count="2" meta:image-count="0" meta:object-count="0" meta:page-count="1" meta:paragraph-count="11" meta:word-count="13" meta:character-count="80" meta:non-whitespace-character-count="77"/>
    <meta:template xlink:type="simple" xlink:actuate="onRequest" xlink:title="Bewerbungsschreiben" xlink:href="../../../../../.config/libreoffice/4/user/template/Bewerbungsschreiben.ott" meta:date="2015-10-07T20:36:35.302728293"/>
  </office:meta>
</office:document-meta>
</file>